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24-04-0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23-04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21-04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20-04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18-04-12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17-05-1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16-02-16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15-06-03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11-05-2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09-03-24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07-03-19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05-03-2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03-03-2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01-04-1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2000-03-01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99-03-1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9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9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93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9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5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9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1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7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6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5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5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5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5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605091170501</text:p>
          </table:table-cell>
          <table:table-cell office:value-type="string" calcext:value-type="string">
            <text:p>195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